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fo:color="#7e0021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4" style:family="paragraph">
      <style:paragraph-properties fo:margin-top="0.1cm" fo:margin-bottom="0.1cm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7e0021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0.3cm" svg:x="2.301cm" svg:y="2.101cm">
          <text:p text:style-name="P1"><text:span text:style-name="T1">Sym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302cm" svg:height="0.4cm" svg:x="2.301cm" svg:y="2.402cm">
          <text:p text:style-name="P1"><text:span text:style-name="T1">Struct sysfs_di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02cm" svg:height="0.4cm" svg:x="2.301cm" svg:y="2.802cm">
          <text:p text:style-name="P1"><text:span text:style-name="T1"><text:s text:c="2"/></text:span><text:span text:style-name="T1">.paren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302cm" svg:height="0.4cm" svg:x="2.302cm" svg:y="3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302cm" svg:height="0.4cm" svg:x="2.302cm" svg:y="3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302cm" svg:height="0.4cm" svg:x="2.30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302cm" svg:height="0.4cm" svg:x="2.303cm" svg:y="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2" draw:layer="layout" svg:width="3.302cm" svg:height="0.4cm" svg:x="7.101cm" svg:y="2.101cm">
            <text:p text:style-name="P1"><text:span text:style-name="T2">sysfs_dev_char_kobj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3.302cm" svg:height="0.4cm" svg:x="7.101cm" svg:y="2.502cm">
            <text:p text:style-name="P4"><text:span text:style-name="T1">struct ko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3.302cm" svg:height="0.4cm" svg:x="7.101cm" svg:y="2.902cm">
            <text:p text:style-name="P1"><text:span text:style-name="T1"><text:s text:c="2"/></text:span><text:span text:style-name="T1">.list_head entry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3.302cm" svg:height="0.4cm" svg:x="7.102cm" svg:y="3.303cm">
            <text:p text:style-name="P4"><text:span text:style-name="T1"><text:s text:c="2"/></text:span><text:span text:style-name="T1">.kobject *paren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3.302cm" svg:height="0.4cm" svg:x="7.102cm" svg:y="3.704cm">
            <text:p text:style-name="P4"><text:span text:style-name="T1"><text:s text:c="2"/></text:span><text:span text:style-name="T1">.kset *kse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3" draw:layer="layout" svg:width="3.302cm" svg:height="0.4cm" svg:x="7.102cm" svg:y="4.101cm">
            <text:p text:style-name="P1"><text:span text:style-name="T1"><text:s text:c="2"/></text:span><text:span text:style-name="T1">.kobj_type *ktype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3.302cm" svg:height="0.4cm" svg:x="7.103cm" svg:y="4.502cm">
            <text:p text:style-name="P4"><text:span text:style-name="T1"><text:s text:c="2"/></text:span><text:span text:style-name="T1">.sysfs_dirent *sd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3" draw:layer="layout" svg:width="3.302cm" svg:height="0.4cm" svg:x="11.898cm" svg:y="2.1cm">
            <text:p text:style-name="P1"><text:span text:style-name="T1">Struct devi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3" draw:layer="layout" svg:width="3.302cm" svg:height="0.4cm" svg:x="11.898cm" svg:y="2.5cm">
            <text:p text:style-name="P1"><text:span text:style-name="T1"><text:s text:c="2"/></text:span><text:span text:style-name="T1">.kobj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3" draw:layer="layout" svg:width="3.302cm" svg:height="0.4cm" svg:x="11.9cm" svg:y="2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302cm" svg:height="0.4cm" svg:x="11.9cm" svg:y="3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3.302cm" svg:height="0.4cm" svg:x="11.9cm" svg:y="3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302cm" svg:height="0.4cm" svg:x="11.901cm" svg:y="4.0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2DT13H2M17S</meta:editing-duration>
    <meta:editing-cycles>193</meta:editing-cycles>
    <meta:generator>LibreOffice/4.2.8.2$Linux_X86_64 LibreOffice_project/420m0$Build-2</meta:generator>
    <meta:initial-creator>fhy </meta:initial-creator>
    <dc:date>2016-01-23T17:54:49.478547724</dc:date>
    <meta:document-statistic meta:object-count="22"/>
  </office:meta>
</office:document-meta>
</file>